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P35" style:parent-style-name="TableContents" style:family="paragraph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ru" fo:country="RU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 fo:language="ru" fo:country="RU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P10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/>
          </table:table-cell>
        </table:table-row>
        <table:table-row table:style-name="TableRow9">
          <table:table-cell table:style-name="TableCell10" table:number-columns-spanned="2">
            <text:p text:style-name="P11">Java</text:p>
          </table:table-cell>
          <table:covered-table-cell/>
        </table:table-row>
        <table:table-row table:style-name="TableRow12">
          <table:table-cell table:style-name="TableCell13">
            <text:p text:style-name="P14">Что такое переопределение метода?</text:p>
          </table:table-cell>
          <table:table-cell table:style-name="TableCell15">
            <text:p text:style-name="P16">Это когда производный класс изменяет тело метода класса родителя.<text:s/></text:p>
          </table:table-cell>
        </table:table-row>
        <table:table-row table:style-name="TableRow17">
          <table:table-cell table:style-name="TableCell18">
            <text:p text:style-name="P19">Какие бывают виды классов?</text:p>
          </table:table-cell>
          <table:table-cell table:style-name="TableCell20">
            <text:p text:style-name="P21">Вложенные классы(статические и нестатические), локальные и анонимные.</text:p>
          </table:table-cell>
        </table:table-row>
        <table:table-row table:style-name="TableRow22">
          <table:table-cell table:style-name="TableCell23">
            <text:p text:style-name="TableContents"><text:span text:style-name="T24">Как и зачем можно использовать модификатор<text:s/></text:span>final<text:span text:style-name="T25">?</text:span></text:p>
          </table:table-cell>
          <table:table-cell table:style-name="TableCell26">
            <text:p text:style-name="TableContents"><text:span text:style-name="T27">Модификатор<text:s/></text:span>final<text:span text:style-name="T28"><text:s/>можно задать:</text:span><text:span text:style-name="T29"><text:line-break/></text:span><text:span text:style-name="T30">Переменным – для создания неизменяемых переменных(констант)</text:span><text:span text:style-name="T31"><text:line-break/>Ссылочным объектам – объект менять можно, а ссылку менять нельзя</text:span><text:span text:style-name="T32"><text:line-break/></text:span><text:span text:style-name="T33">Классам – для создания иммутабельных классо</text:span><text:span text:style-name="T34">в, от которых нельзя иметь наследников</text:span></text:p>
            <text:p text:style-name="P35">Методам – для создания методов, которые нельзя переопределить в производных классах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Ключевое слово<text:s/></text:span>try<text:span text:style-name="T42"><text:s/></text:span><text:span text:style-name="T43">используется для того, чтобы отлавливать исключения в блоке<text:s/></text:span>try<text:span text:style-name="T44"><text:s/></text:span><text:span text:style-name="T45">и обрабатывать их в блоке<text:s/></text:span>catch</text:p>
          </table:table-cell>
        </table:table-row>
        <table:table-row table:style-name="TableRow46">
          <table:table-cell table:style-name="TableCell47">
            <text:p text:style-name="TableContents"><text:span text:style-name="T48">Какие есть стандартные реализации интерфейса<text:s/></text:span>List<text:span text:style-name="T49"><text:s/>и в каких<text:s/></text:span><text:span text:style-name="T50">ситуациях их нужно использовать?</text:span></text:p>
          </table:table-cell>
          <table:table-cell table:style-name="TableCell51">
            <text:p text:style-name="TableContents">LinkedList<text:span text:style-name="T52"><text:s/>– связный список. Лучше использовать для вставок и удаления из середины списка</text:span><text:span text:style-name="T53"><text:line-break/></text:span>ArrayList<text:span text:style-name="T54"><text:s/>– список на основе массива. Лучше использовать для частого получения произвольных элементов</text:span></text:p>
          </table:table-cell>
        </table:table-row>
        <table:table-row table:style-name="TableRow55">
          <table:table-cell table:style-name="TableCell56">
            <text:p text:style-name="P57">В чём основная идея стримов из<text:s/>пакета java.util.stream?</text:p>
          </table:table-cell>
          <table:table-cell table:style-name="TableCell58">
            <text:p text:style-name="TableContents"><text:span text:style-name="T59">Эта<text:s/></text:span>api<text:span text:style-name="T60"><text:s/></text:span><text:span text:style-name="T61">нацелена на укорочение кода и упрощения работы с набором данных(коллекциями, массивами)<text:s/></text:span></text:p>
          </table:table-cell>
        </table:table-row>
        <table:table-row table:style-name="TableRow62">
          <table:table-cell table:style-name="TableCell63" table:number-columns-spanned="2">
            <text:p text:style-name="P64">Разное</text:p>
          </table:table-cell>
          <table:covered-table-cell/>
        </table:table-row>
        <table:table-row table:style-name="TableRow65">
          <table:table-cell table:style-name="TableCell66">
            <text:p text:style-name="P67">Каким критериям должна удовлетворять «хорошая» хэш-функция?</text:p>
          </table:table-cell>
          <table:table-cell table:style-name="TableCell68">
            <text:p text:style-name="P69">Минимальное количество коллизий<text:line-break/>Быстрота высчитывания<text:line-break/>Равномерность распределения в хэш таблице</text:p>
          </table:table-cell>
        </table:table-row>
        <table:table-row table:style-name="TableRow70">
          <table:table-cell table:style-name="TableCell71">
            <text:p text:style-name="TableContents"><text:span text:style-name="T72">В чём причина популярности и широкого<text:s/></text:span><text:span text:style-name="T73">распространения кодировки<text:s/></text:span>UTF<text:span text:style-name="T74">-8?</text:span></text:p>
          </table:table-cell>
          <table:table-cell table:style-name="TableCell75">
            <text:p text:style-name="TableContents"><text:span text:style-name="T76">Мультиязычность.<text:s/></text:span>UTF<text:span text:style-name="T77">-8<text:s/></text:span><text:span text:style-name="T78">расширяет возможности использования различных языков, в частности русского</text:span></text:p>
          </table:table-cell>
        </table:table-row>
        <table:table-row table:style-name="TableRow79">
          <table:table-cell table:style-name="TableCell80">
            <text:p text:style-name="TableContents"><text:span text:style-name="T81">Сравните форматы<text:s/></text:span>XML<text:span text:style-name="T82"><text:s/>и<text:s/></text:span>JSON<text:span text:style-name="T83">. Когда какой использовать?</text:span></text:p>
          </table:table-cell>
          <table:table-cell table:style-name="TableCell84">
            <text:p text:style-name="TableContents">JSON<text:span text:style-name="T85"><text:s/>–<text:s/></text:span><text:span text:style-name="T86">это достаточно простой и понятный текстовой формат, который хранит информацию в парах ключ-значение, в то время как<text:s/></text:span>XML<text:span text:style-name="T87"><text:s/></text:span><text:span text:style-name="T88">–</text:span><text:span text:style-name="T89"><text:s/></text:span><text:span text:style-name="T90">это<text:s/></text:span><text:span text:style-name="T91">язык разметки, в котором информациях хранится в соответствующих тегах. Для простых задач, таких как чтение или запись, лучше использовать<text:s/></text:span>JSON<text:span text:style-name="T92">,<text:s/></text:span><text:span text:style-name="T93">для более сложных и узконаправленных задач -<text:s/></text:span>XML</text:p>
          </table:table-cell>
        </table:table-row>
        <table:table-row table:style-name="TableRow94">
          <table:table-cell table:style-name="TableCell95">
            <text:p text:style-name="TableContents"><text:span text:style-name="T96">Опишите что будет происходить «под капотом» после ввода адреса сайта в браузере и нажатия<text:s/></text:span>Enter<text:span text:style-name="T97">?</text:span></text:p>
          </table:table-cell>
          <table:table-cell table:style-name="TableCell98">
            <text:p text:style-name="TableContents"><text:span text:style-name="T99">Сначала происходит поиск сервера, которому принадлежит адрес, дальше происходит попытка<text:s/></text:span><text:soft-page-break/><text:span text:style-name="T100">подключения к серверу, потом отправка<text:s/></text:span>http<text:span text:style-name="T101"><text:s/>запроса для получения страницы сайта</text:span>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Прокопенко Сергей Анатольевич</dc:creator>
    <meta:creation-date>2017-10-20T23:40:00Z</meta:creation-date>
    <dc:date>2021-09-28T14:28:00Z</dc:date>
    <meta:template xlink:href="Normal.dotm" xlink:type="simple"/>
    <meta:editing-cycles>7</meta:editing-cycles>
    <meta:editing-duration>PT6120S</meta:editing-duration>
    <meta:document-statistic meta:page-count="2" meta:paragraph-count="4" meta:word-count="338" meta:character-count="2262" meta:row-count="16" meta:non-whitespace-character-count="1928"/>
  </office:meta>
</office:document-meta>
</file>